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512cm" fo:min-width="8.708cm"/>
      <style:paragraph-properties style:writing-mode="lr-tb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 fo:min-height="0.424cm" fo:min-width="0.174cm"/>
    </style:style>
    <style:style style:name="gr3" style:family="graphic" style:parent-style-name="standard">
      <style:graphic-properties draw:fill="solid" draw:fill-color="#cccccc" draw:textarea-horizontal-align="justify" draw:textarea-vertical-align="middle" draw:auto-grow-height="false" fo:min-height="0.424cm" fo:min-width="0.174cm"/>
    </style:style>
    <style:style style:name="gr4" style:family="graphic" style:parent-style-name="standard">
      <style:graphic-properties draw:fill-color="#ffbf00" draw:textarea-horizontal-align="justify" draw:textarea-vertical-align="middle" draw:auto-grow-height="false" fo:min-height="1.655cm" fo:min-width="0.77cm"/>
    </style:style>
    <style:style style:name="gr5" style:family="graphic" style:parent-style-name="standard">
      <style:graphic-properties svg:stroke-width="0.106cm" draw:marker-start-width="0.358cm" draw:marker-end-width="0.358cm" draw:fill="none" loext:fill-use-slide-background="false" draw:textarea-horizontal-align="justify" draw:textarea-vertical-align="middle" draw:auto-grow-height="false" fo:min-height="3.139cm" fo:min-width="3.841cm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646cm"/>
      <style:paragraph-properties style:writing-mode="lr-tb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0.424cm" fo:min-width="0.174cm"/>
    </style:style>
    <style:style style:name="gr13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14" style:family="graphic" style:parent-style-name="standard">
      <style:graphic-properties draw:fill-color="#158466" draw:textarea-horizontal-align="justify" draw:textarea-vertical-align="middle" draw:auto-grow-height="false" fo:min-height="1.097cm" fo:min-width="0.847cm"/>
    </style:style>
    <style:style style:name="gr15" style:family="graphic" style:parent-style-name="standard">
      <style:graphic-properties draw:textarea-horizontal-align="justify" draw:textarea-vertical-align="middle" draw:auto-grow-height="false" fo:min-height="1.655cm" fo:min-width="2.99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loext:graphic-properties draw:fill-color="#ffbf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-color="#15846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9.208cm" svg:height="4.762cm" svg:x="10.842cm" svg:y="6.715cm">
          <text:p text:style-name="P1">Amplifier boar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952cm" svg:x="3.123cm" svg:y="2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52cm" svg:height="0.952cm" svg:x="3.123cm" svg:y="4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952cm" svg:height="0.952cm" svg:x="4.71cm" svg:y="2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952cm" svg:height="0.952cm" svg:x="4.71cm" svg:y="4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" draw:id="id1" draw:layer="layout" svg:width="1.27cm" svg:height="1.905cm" svg:x="3.641cm" svg:y="7.9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4.445cm" svg:height="3.493cm" svg:x="2.17cm" svg:y="2.213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0.16cm" svg:height="0.962cm" svg:x="1.952cm" svg:y="1.317cm">
          <draw:text-box>
            <text:p>2x RCA inputs</text:p>
          </draw:text-box>
        </draw:frame>
        <draw:frame draw:style-name="gr7" draw:text-style-name="P6" draw:layer="layout" svg:width="1.27cm" svg:height="0.962cm" svg:x="4.075cm" svg:y="2.204cm">
          <draw:text-box>
            <text:p>A</text:p>
          </draw:text-box>
        </draw:frame>
        <draw:frame draw:style-name="gr8" draw:text-style-name="P6" draw:layer="layout" svg:width="1.37cm" svg:height="0.962cm" svg:x="4.075cm" svg:y="4.81cm">
          <draw:text-box>
            <text:p>B</text:p>
          </draw:text-box>
        </draw:frame>
        <draw:connector draw:style-name="gr9" draw:text-style-name="P1" draw:layer="layout" svg:x1="3.641cm" svg:y1="8.937cm" svg:x2="2.17cm" svg:y2="3.959cm" draw:start-shape="id1" draw:start-glue-point="3" draw:end-shape="id2" draw:end-glue-point="3" svg:d="M3641 8937h-2025v-4978h554" svg:viewBox="0 0 2026 4979">
          <text:p/>
        </draw:connector>
        <draw:frame draw:style-name="gr10" draw:text-style-name="P6" draw:layer="layout" svg:width="4.546cm" svg:height="2.384cm" svg:x="2.486cm" svg:y="6.397cm">
          <draw:text-box>
            <text:p>A/B input toggle switch</text:p>
          </draw:text-box>
        </draw:frame>
        <draw:connector draw:style-name="gr11" draw:text-style-name="P1" draw:layer="layout" svg:x1="4.911cm" svg:y1="8.937cm" svg:x2="7.032cm" svg:y2="14.018cm" draw:start-shape="id1" draw:start-glue-point="1" draw:end-shape="id3" draw:end-glue-point="6" svg:d="M4911 8937h1060v5081h1061" svg:viewBox="0 0 2122 5082">
          <text:p/>
        </draw:connector>
        <draw:custom-shape draw:style-name="gr2" draw:text-style-name="P2" draw:layer="layout" svg:width="0.952cm" svg:height="0.952cm" svg:x="23.225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52cm" svg:height="0.952cm" svg:x="23.225cm" svg:y="5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952cm" svg:height="0.952cm" svg:x="24.812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952cm" svg:height="0.952cm" svg:x="24.812cm" svg:y="5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5" draw:id="id5" draw:layer="layout" svg:width="4.445cm" svg:height="3.493cm" svg:x="22.272cm" svg:y="3.857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27cm" svg:height="0.962cm" svg:x="24.177cm" svg:y="3.848cm">
          <draw:text-box>
            <text:p>L</text:p>
          </draw:text-box>
        </draw:frame>
        <draw:frame draw:style-name="gr6" draw:text-style-name="P6" draw:layer="layout" svg:width="1.27cm" svg:height="0.962cm" svg:x="24.177cm" svg:y="6.388cm">
          <draw:text-box>
            <text:p>R</text:p>
          </draw:text-box>
        </draw:frame>
        <draw:frame draw:style-name="gr13" draw:text-style-name="P6" draw:layer="layout" svg:width="10.16cm" svg:height="0.962cm" svg:x="21.955cm" svg:y="2.587cm">
          <draw:text-box>
            <text:p>Speaker terminals out</text:p>
          </draw:text-box>
        </draw:frame>
        <draw:custom-shape draw:style-name="gr14" draw:text-style-name="P8" xml:id="id3" draw:id="id3" draw:layer="layout" svg:width="1.905cm" svg:height="1.905cm" svg:x="7.032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8.937cm" svg:y1="14.018cm" svg:x2="10.842cm" svg:y2="9.096cm" draw:start-shape="id3" draw:start-glue-point="10" draw:end-shape="id4" draw:end-glue-point="3" svg:d="M8937 14018h953v-4922h952" svg:viewBox="0 0 1906 4923">
          <text:p/>
        </draw:connector>
        <draw:frame draw:style-name="gr10" draw:text-style-name="P6" draw:layer="layout" svg:width="5.715cm" svg:height="2.384cm" svg:x="2.27cm" svg:y="14.491cm">
          <draw:text-box>
            <text:p>Input volume control (A10K pot)</text:p>
          </draw:text-box>
        </draw:frame>
        <draw:connector draw:style-name="gr11" draw:text-style-name="P1" draw:layer="layout" svg:x1="15.446cm" svg:y1="6.715cm" svg:x2="22.272cm" svg:y2="5.603cm" draw:start-shape="id4" draw:start-glue-point="0" draw:end-shape="id5" draw:end-glue-point="3" svg:d="M15446 6715v-1112h6826" svg:viewBox="0 0 6827 1113">
          <text:p/>
        </draw:connector>
        <draw:custom-shape draw:style-name="gr15" draw:text-style-name="P1" xml:id="id6" draw:id="id6" draw:layer="layout" svg:width="3.493cm" svg:height="1.905cm" svg:x="21.637cm" svg:y="17.192cm">
          <text:p text:style-name="P1">Power supply</text:p>
          <draw:enhanced-geometry svg:viewBox="0 0 21600 21600" draw:type="rectangle" draw:enhanced-path="M 0 0 L 21600 0 21600 21600 0 21600 0 0 Z N"/>
        </draw:custom-shape>
        <draw:custom-shape draw:style-name="gr4" draw:text-style-name="P4" xml:id="id7" draw:id="id7" draw:layer="layout" svg:width="1.27cm" svg:height="1.905cm" svg:x="17.51cm" svg:y="15.12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4.546cm" svg:height="2.384cm" svg:x="13.382cm" svg:y="15.605cm">
          <draw:text-box>
            <text:p>Power switch</text:p>
          </draw:text-box>
        </draw:frame>
        <draw:connector draw:style-name="gr11" draw:text-style-name="P1" draw:layer="layout" svg:x1="21.637cm" svg:y1="18.144cm" svg:x2="18.145cm" svg:y2="17.031cm" draw:start-shape="id6" draw:start-glue-point="3" draw:end-shape="id7" draw:end-glue-point="2" svg:d="M21637 18144h-3492v-1113" svg:viewBox="0 0 3493 1114">
          <text:p/>
        </draw:connector>
        <draw:connector draw:style-name="gr11" draw:text-style-name="P1" draw:layer="layout" svg:x1="18.145cm" svg:y1="15.126cm" svg:x2="15.446cm" svg:y2="11.477cm" draw:start-shape="id7" draw:start-glue-point="0" draw:end-shape="id4" draw:end-glue-point="2" svg:d="M18145 15126v-1825h-2699v-1824" svg:viewBox="0 0 2700 3650">
          <text:p/>
        </draw:connector>
        <draw:custom-shape draw:style-name="gr16" draw:text-style-name="P1" xml:id="id8" draw:id="id8" draw:layer="layout" svg:width="0.635cm" svg:height="0.635cm" svg:x="10.842cm" svg:y="17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6.769cm" svg:height="2.384cm" svg:x="8.836cm" svg:y="17.983cm">
          <draw:text-box>
            <text:p>Power indicator LED</text:p>
          </draw:text-box>
        </draw:frame>
        <draw:connector draw:style-name="gr11" draw:text-style-name="P1" draw:layer="layout" svg:x1="18.145cm" svg:y1="15.126cm" svg:x2="11.16cm" svg:y2="17.192cm" draw:start-shape="id7" draw:start-glue-point="0" draw:end-shape="id8" draw:end-glue-point="4" svg:d="M18145 15126v-502h-6985v2568" svg:viewBox="0 0 6986 256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6T17:21:31.820161604</meta:creation-date>
    <dc:date>2023-05-26T17:40:05.547669566</dc:date>
    <meta:editing-duration>PT18M31S</meta:editing-duration>
    <meta:editing-cycles>4</meta:editing-cycles>
    <meta:generator>LibreOffice/7.5.2.2$Linux_X86_64 LibreOffice_project/50$Build-2</meta:generator>
    <meta:document-statistic meta:object-count="33"/>
  </office:meta>
</office:document-meta>
</file>